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8c56f" officeooo:paragraph-rsid="0018c56f"/>
    </style:style>
    <style:style style:name="P2" style:family="paragraph" style:parent-style-name="Preformatted_20_Text">
      <style:text-properties officeooo:rsid="0018c56f" officeooo:paragraph-rsid="0018c56f" fo:background-color="#ffff00"/>
    </style:style>
    <style:style style:name="P3" style:family="paragraph" style:parent-style-name="Preformatted_20_Text">
      <style:text-properties officeooo:rsid="001c2ef4" officeooo:paragraph-rsid="001c2ef4"/>
    </style:style>
    <style:style style:name="P4" style:family="paragraph" style:parent-style-name="Preformatted_20_Text">
      <style:text-properties officeooo:rsid="001ddbb8" officeooo:paragraph-rsid="001ddbb8"/>
    </style:style>
    <style:style style:name="P5" style:family="paragraph" style:parent-style-name="Preformatted_20_Text">
      <style:text-properties officeooo:rsid="001a9af7" officeooo:paragraph-rsid="001a9af7"/>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officeooo:paragraph-rsid="00214543"/>
    </style:style>
    <style:style style:name="P8" style:family="paragraph" style:parent-style-name="Text_20_body">
      <style:paragraph-properties fo:margin-top="0in" fo:margin-bottom="0.1965in" loext:contextual-spacing="false"/>
      <style:text-properties officeooo:rsid="0018c56f" officeooo:paragraph-rsid="0018c56f"/>
    </style:style>
    <style:style style:name="P9" style:family="paragraph" style:parent-style-name="Standard">
      <style:text-properties officeooo:rsid="0018c56f" officeooo:paragraph-rsid="0018c56f"/>
    </style:style>
    <style:style style:name="P10" style:family="paragraph" style:parent-style-name="Standard">
      <style:text-properties officeooo:rsid="00191f96" officeooo:paragraph-rsid="00191f96"/>
    </style:style>
    <style:style style:name="P11" style:family="paragraph" style:parent-style-name="Standard">
      <style:text-properties officeooo:rsid="001a9af7" officeooo:paragraph-rsid="001a9af7"/>
    </style:style>
    <style:style style:name="P12" style:family="paragraph" style:parent-style-name="Standard">
      <style:text-properties officeooo:rsid="001c2ef4" officeooo:paragraph-rsid="001c2ef4"/>
    </style:style>
    <style:style style:name="P13" style:family="paragraph" style:parent-style-name="Standard">
      <style:text-properties officeooo:rsid="001ddbb8" officeooo:paragraph-rsid="001ddbb8"/>
    </style:style>
    <style:style style:name="P14" style:family="paragraph" style:parent-style-name="Text_20_body">
      <style:text-properties officeooo:rsid="0018c56f" officeooo:paragraph-rsid="0018c56f"/>
    </style:style>
    <style:style style:name="P15" style:family="paragraph" style:parent-style-name="Heading_20_4">
      <style:text-properties officeooo:rsid="0018c56f" officeooo:paragraph-rsid="0018c56f"/>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Preformatted_20_Text">
      <style:text-properties officeooo:paragraph-rsid="0018c56f"/>
    </style:style>
    <style:style style:name="T1" style:family="text">
      <style:text-properties officeooo:rsid="001ddbb8"/>
    </style:style>
    <style:style style:name="T2" style:family="text">
      <style:text-properties officeooo:rsid="00227067"/>
    </style:style>
    <style:style style:name="T3" style:family="text">
      <style:text-properties officeooo:rsid="0018c56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6082"/>Start your own Fabric network!</text:h>
      <text:p text:style-name="P9">Simplified version of official Fabric tutorial</text:p>
      <text:p text:style-name="P9"/>
      <text:p text:style-name="P9">This tutorial will set up network and test it.</text:p>
      <text:p text:style-name="P9"/>
      <text:p text:style-name="P9">Next tutorial will be on writing smart contract (aka chaincode) for Fabric blockchain</text:p>
      <text:p text:style-name="P9"/>
      <text:p text:style-name="P9">Dependencies</text:p>
      <text:p text:style-name="P9">Docker</text:p>
      <text:p text:style-name="P9">Golang</text:p>
      <text:p text:style-name="P9"/>
      <text:p text:style-name="P9"/>
      <text:p text:style-name="P9">Clone pre-package Hyperledger Fabric samples and download binraries.</text:p>
      <text:p text:style-name="P9"/>
      <text:p text:style-name="P20"><text:bookmark text:name="d9ba"/><text:span text:style-name="T3">&gt; </text:span>curl -sSL http://bit.ly/2ysbOFE | bash -s 1.2.0</text:p>
      <text:p text:style-name="P1"/>
      <text:p text:style-name="P6"><text:bookmark text:name="02b7"/>&gt; cd fabric<text:span text:style-name="Strong_20_Emphasis">-</text:span>samples/first-network</text:p>
      <text:p text:style-name="P9"/>
      <text:p text:style-name="P9"/>
      <text:p text:style-name="P2"><text:bookmark text:name="585f"/>&gt; export PATH=&lt;replace this with your path&gt;/bin:$PATH</text:p>
      <text:p text:style-name="P10"># Copy just some files in /bin to play with </text:p>
      <text:p text:style-name="P9"/>
      <text:h text:style-name="P15" text:outline-level="4"><text:bookmark text:name="ea04"/>Create Network Entities</text:h>
      <text:p text:style-name="P9"/>
      <text:p text:style-name="P9"/>
      <text:p text:style-name="P1"><text:bookmark text:name="0e8b"/>&gt; <text:span text:style-name="Strong_20_Emphasis">./</text:span>cryptogen generate <text:span text:style-name="Strong_20_Emphasis">--</text:span>config<text:span text:style-name="Strong_20_Emphasis">=./</text:span>crypto<text:span text:style-name="Strong_20_Emphasis">-</text:span>config<text:span text:style-name="Strong_20_Emphasis">.</text:span>yaml</text:p>
      <text:p text:style-name="P9"/>
      <text:p text:style-name="P9"/>
      <text:p text:style-name="P9">You will see</text:p>
      <text:p text:style-name="P9">org1.example.com</text:p>
      <text:p text:style-name="P9">org2.example.com</text:p>
      <text:p text:style-name="P9"/>
      <text:p text:style-name="P9"/>
      <text:p text:style-name="P1"><text:bookmark text:name="a801"/>&gt; export FABRIC_CFG_PATH=$PWD</text:p>
      <text:p text:style-name="P6"><text:bookmark text:name="2cef"/>&gt; <text:span text:style-name="Strong_20_Emphasis">./</text:span>configtxgen <text:span text:style-name="Strong_20_Emphasis">-</text:span>profile TwoOrgsOrdererGenesis <text:span text:style-name="Strong_20_Emphasis">-</text:span>outputBlock <text:span text:style-name="Strong_20_Emphasis">./</text:span>channel<text:span text:style-name="Strong_20_Emphasis">-</text:span>artifacts<text:span text:style-name="Strong_20_Emphasis">/</text:span>genesis<text:span text:style-name="Strong_20_Emphasis">.</text:span>block</text:p>
      <text:p text:style-name="P9"/>
      <text:p text:style-name="P9">What happened here?</text:p>
      <text:p text:style-name="P9"><text:s text:c="4"/>We created 2 organizations</text:p>
      <text:p text:style-name="P9"><text:s text:c="4"/>We created 2 peers per organization</text:p>
      <text:p text:style-name="P9"><text:s text:c="4"/>We created certificates for each of the above, so each transaction can be signed by them and we know who created and signed the transactions</text:p>
      <text:p text:style-name="P9"><text:s text:c="4"/>We created a genesis block</text:p>
      <text:p text:style-name="P9"/>
      <text:p text:style-name="P9"/>
      <text:p text:style-name="P9">mychannel</text:p>
      <text:p text:style-name="P9"/>
      <text:p text:style-name="P9"/>
      <text:p text:style-name="P1"><text:bookmark text:name="f1d0"/>&gt; export CHANNEL_NAME=mychannel <text:s/>&amp;&amp; ./configtxgen -profile TwoOrgsChannel -outputCreateChannelTx ./channel-artifacts/channel.tx -channelID $CHANNEL_NAME</text:p>
      <text:p text:style-name="P6"><text:bookmark text:name="f149"/><text:soft-page-break/>&gt; ./configtxgen -profile TwoOrgsChannel -outputAnchorPeersUpdate ./channel-artifacts/Org1MSPanchors.tx -channelID $CHANNEL_NAME -asOrg Org1MSP</text:p>
      <text:p text:style-name="P6"><text:bookmark text:name="7e02"/>&gt; ./configtxgen -profile TwoOrgsChannel -outputAnchorPeersUpdate ./channel-artifacts/Org2MSPanchors.tx -channelID $CHANNEL_NAME -asOrg Org2MSP</text:p>
      <text:p text:style-name="P9"/>
      <text:p text:style-name="P9"/>
      <text:p text:style-name="P9">Anchor peers</text:p>
      <text:p text:style-name="P9"/>
      <text:p text:style-name="P9"/>
      <text:p text:style-name="P9">Let’s start our network!</text:p>
      <text:p text:style-name="P9"/>
      <text:p text:style-name="P1"><text:bookmark text:name="2d24"/>&gt; docker<text:span text:style-name="Strong_20_Emphasis">-</text:span>compose <text:span text:style-name="Strong_20_Emphasis">-</text:span>f docker<text:span text:style-name="Strong_20_Emphasis">-</text:span>compose<text:span text:style-name="Strong_20_Emphasis">-</text:span>cli<text:span text:style-name="Strong_20_Emphasis">.</text:span>yaml up <text:span text:style-name="Strong_20_Emphasis">-</text:span>d</text:p>
      <text:p text:style-name="P9"/>
      <text:p text:style-name="P14"><text:bookmark text:name="f3ba"/>Let’s also set up our Docker command line interface so we can enter it and execute our transaction commands.</text:p>
      <text:p text:style-name="P6"><text:bookmark text:name="52ce"/>&gt; docker start cli</text:p>
      <text:p text:style-name="P14"><text:bookmark text:name="036a"/>Now let’s enter our Docker container.</text:p>
      <text:p text:style-name="P6"><text:bookmark text:name="fc87"/>&gt; docker exec <text:span text:style-name="Strong_20_Emphasis">-</text:span>it cli bash</text:p>
      <text:p text:style-name="P9"/>
      <text:p text:style-name="P9">Inside our container</text:p>
      <text:p text:style-name="P9"/>
      <text:p text:style-name="P9"/>
      <text:p text:style-name="P14"><text:bookmark text:name="a94a"/>We’ll now pass in the channel configuration we created earlier so our container can start the channel.</text:p>
      <text:p text:style-name="P6"><text:bookmark text:name="ad24"/>&gt; export CHANNEL_NAME=mychannel</text:p>
      <text:p text:style-name="P6"><text:bookmark text:name="9ba2"/>&gt; peer channel create -o orderer.example.com:7050 -c $CHANNEL_NAME -f ./channel-artifacts/channel.tx --tls --cafile /opt/gopath/src/github.com/hyperledger/fabric/peer/crypto/ordererOrganizations/example.com/orderers/orderer.example.com/msp/tlscacerts/tlsca.example.com-cert.pem</text:p>
      <text:p text:style-name="P9"/>
      <text:p text:style-name="P9"/>
      <text:p text:style-name="P9"/>
      <text:p text:style-name="P9"/>
      <text:p text:style-name="P14"><text:bookmark text:name="a66d"/>Let’s now add our peers to the channel. We’ll run through the commands first then explain them.</text:p>
      <text:p text:style-name="P6"><text:bookmark text:name="2808"/>&gt; peer channel join <text:span text:style-name="Strong_20_Emphasis">-</text:span>b mychannel<text:span text:style-name="Strong_20_Emphasis">.</text:span>block</text:p>
      <text:p text:style-name="P7"><text:bookmark text:name="4a2d"/>&gt;CORE_PEER_MSPCONFIGPATH<text:span text:style-name="Strong_20_Emphasis">=/</text:span>opt<text:span text:style-name="Strong_20_Emphasis">/</text:span>gopath<text:span text:style-name="Strong_20_Emphasis">/</text:span>src<text:span text:style-name="Strong_20_Emphasis">/</text:span>github<text:span text:style-name="Strong_20_Emphasis">.</text:span>com<text:span text:style-name="Strong_20_Emphasis">/</text:span>hyperledger<text:span text:style-name="Strong_20_Emphasis">/</text:span>fabric<text:span text:style-name="Strong_20_Emphasis">/</text:span>peer<text:span text:style-name="Strong_20_Emphasis">/</text:span>crypto<text:span text:style-name="Strong_20_Emphasis">/</text:span>peerOrganizations<text:span text:style-name="Strong_20_Emphasis">/</text:span>org2<text:span text:style-name="Strong_20_Emphasis">.</text:span>example<text:span text:style-name="Strong_20_Emphasis">.</text:span>com<text:span text:style-name="Strong_20_Emphasis">/</text:span>users<text:span text:style-name="Strong_20_Emphasis">/</text:span>Admin@org2<text:span text:style-name="Strong_20_Emphasis">.</text:span>example<text:span text:style-name="Strong_20_Emphasis">.</text:span>com<text:span text:style-name="Strong_20_Emphasis">/</text:span>msp </text:p>
      <text:p text:style-name="P7">CORE_PEER_ADDRESS<text:span text:style-name="Strong_20_Emphasis">=</text:span>peer0<text:span text:style-name="Strong_20_Emphasis">.</text:span>org2<text:span text:style-name="Strong_20_Emphasis">.</text:span>example<text:span text:style-name="Strong_20_Emphasis">.</text:span>com:7051 </text:p>
      <text:p text:style-name="P7">CORE_PEER_LOCALMSPID<text:span text:style-name="Strong_20_Emphasis">=</text:span>"Org2MSP" </text:p>
      <text:p text:style-name="P7">CORE_PEER_TLS_ROOTCERT_FILE<text:span text:style-name="Strong_20_Emphasis">=/</text:span>opt<text:span text:style-name="Strong_20_Emphasis">/</text:span>gopath<text:span text:style-name="Strong_20_Emphasis">/</text:span>src<text:span text:style-name="Strong_20_Emphasis">/</text:span>github<text:span text:style-name="Strong_20_Emphasis">.</text:span>com<text:span text:style-name="Strong_20_Emphasis">/</text:span>hyperledger<text:span text:style-name="Strong_20_Emphasis">/</text:span>fabric<text:span text:style-name="Strong_20_Emphasis">/</text:span>peer<text:span text:style-name="Strong_20_Emphasis">/</text:span>crypto<text:span text:style-name="Strong_20_Emphasis">/</text:span>peerOrganizations<text:span text:style-name="Strong_20_Emphasis">/</text:span>org2<text:span text:style-name="Strong_20_Emphasis">.</text:span>example<text:span text:style-name="Strong_20_Emphasis">.</text:span>com<text:span text:style-name="Strong_20_Emphasis">/</text:span>peers<text:span text:style-name="Strong_20_Emphasis">/</text:span>peer0<text:span text:style-name="Strong_20_Emphasis">.</text:span>org2<text:span text:style-name="Strong_20_Emphasis">.</text:span>example<text:span text:style-name="Strong_20_Emphasis">.</text:span>com<text:span text:style-name="Strong_20_Emphasis">/</text:span>tls<text:span text:style-name="Strong_20_Emphasis">/</text:span>ca<text:span text:style-name="Strong_20_Emphasis">.</text:span>crt </text:p>
      <text:p text:style-name="P7"><text:soft-page-break/>peer channel join <text:span text:style-name="Strong_20_Emphasis">-</text:span>b mychannel<text:span text:style-name="Strong_20_Emphasis">.</text:span>block</text:p>
      <text:p text:style-name="P6"><text:bookmark text:name="563f"/>&gt; peer channel update -o orderer.example.com:7050 -c $CHANNEL_NAME -f ./channel-artifacts/Org1MSPanchors.tx --tls --cafile /opt/gopath/src/github.com/hyperledger/fabric/peer/crypto/ordererOrganizations/example.com/orderers/orderer.example.com/msp/tlscacerts/tlsca.example.com-cert.pem</text:p>
      <text:p text:style-name="P7"><text:bookmark text:name="7f6f"/>&gt; CORE_PEER_MSPCONFIGPATH=/opt/gopath/src/github.com/hyperledger/fabric/peer/crypto/peerOrganizations/org2.example.com/users/Admin@org2.example.com/msp </text:p>
      <text:p text:style-name="P7">CORE_PEER_ADDRESS=peer0.org2.example.com:7051 </text:p>
      <text:p text:style-name="P7">CORE_PEER_LOCALMSPID="Org2MSP" </text:p>
      <text:p text:style-name="P7">CORE_PEER_TLS_ROOTCERT_FILE=/opt/gopath/src/github.com/hyperledger/fabric/peer/crypto/peerOrganizations/org2.example.com/peers/peer0.org2.example.com/tls/ca.crt </text:p>
      <text:p text:style-name="P7">peer channel update -o orderer.example.com:7050 -c $CHANNEL_NAME -f ./channel-artifacts/Org2MSPanchors.tx --tls --cafile /opt/gopath/src/github.com/hyperledger/fabric/peer/crypto/ordererOrganizations/example.com/orderers/orderer.example.com/msp/tlscacerts/tlsca.example.com-cert.pem</text:p>
      <text:p text:style-name="P9"/>
      <text:p text:style-name="P9"/>
      <text:p text:style-name="P9"/>
      <text:p text:style-name="P14"><text:bookmark text:name="cc95"/>What did we just do?</text:p>
      <text:list xml:id="list360383098718525037" text:style-name="L1">
        <text:list-item>
          <text:p text:style-name="P18"><text:bookmark text:name="8acb"/>We joined the first peer of our first organization</text:p>
        </text:list-item>
        <text:list-item>
          <text:p text:style-name="P18"><text:bookmark text:name="7b8b"/>We joined the first peer of our second organization and updated the environment variables accordingly to recognize it</text:p>
        </text:list-item>
        <text:list-item>
          <text:p text:style-name="P16"><text:bookmark text:name="7045"/>We made these two peers the Anchor Peers of each organization so new peers can talk to them and learn about other peers</text:p>
        </text:list-item>
      </text:list>
      <text:p text:style-name="P9"/>
      <text:p text:style-name="P9"/>
      <text:h text:style-name="P15" text:outline-level="4"><text:bookmark text:name="2adc"/>Install our Smart Contract</text:h>
      <text:p text:style-name="P9"/>
      <text:p text:style-name="P9"/>
      <text:p text:style-name="P1"><text:bookmark text:name="a584"/>&gt; peer chaincode install <text:span text:style-name="Strong_20_Emphasis">-</text:span>n mycc <text:span text:style-name="Strong_20_Emphasis">-</text:span>v 1.0 <text:span text:style-name="Strong_20_Emphasis">-</text:span>p github<text:span text:style-name="Strong_20_Emphasis">.</text:span>com<text:span text:style-name="Strong_20_Emphasis">/</text:span>chaincode<text:span text:style-name="Strong_20_Emphasis">/</text:span>chaincode_example02<text:span text:style-name="Strong_20_Emphasis">/</text:span>go<text:span text:style-name="Strong_20_Emphasis">/</text:span></text:p>
      <text:p text:style-name="P6"><text:bookmark text:name="7113"/>&gt; peer chaincode instantiate -o orderer.example.com:7050 --tls --cafile /opt/gopath/src/github.com/hyperledger/fabric/peer/crypto/ordererOrganizations/example.com/orderers/orderer.example.com/msp/tlscacerts/tlsca.example.com-cert.pem -C $CHANNEL_NAME -n mycc -v 1.0 -c '{"Args":["init","a", "100", "b","200"]}' -P "OR ('Org1MSP.peer','Org2MSP.peer')"</text:p>
      <text:p text:style-name="P14"/>
      <text:p text:style-name="P14"/>
      <text:p text:style-name="P14"/>
      <text:p text:style-name="P14"><text:bookmark text:name="e44c"/>What did we do?</text:p>
      <text:list xml:id="list5819349254113154779" text:style-name="L2">
        <text:list-item>
          <text:p text:style-name="P19"><text:bookmark text:name="fc33"/><text:soft-page-break/>We pulled the chaincode from Github</text:p>
        </text:list-item>
        <text:list-item>
          <text:p text:style-name="P17"><text:bookmark text:name="f2a2"/>We instantiated it then set asset balances (you can think of these as token balances for simplicity). We set “a”, or the first peer we created as having 100 tokens, and “b”, the second peer as having 200 tokens.</text:p>
        </text:list-item>
      </text:list>
      <text:p text:style-name="P9"/>
      <text:p text:style-name="P9"/>
      <text:p text:style-name="P9"/>
      <text:p text:style-name="P9"/>
      <text:h text:style-name="P15" text:outline-level="4"><text:bookmark text:name="8ab7"/>The fun stuff!</text:h>
      <text:p text:style-name="P9"/>
      <text:p text:style-name="P9"/>
      <text:p text:style-name="P14"><text:bookmark text:name="f309"/>Let’s double check and see how many tokens “a” has</text:p>
      <text:p text:style-name="P6"><text:bookmark text:name="2e16"/>&gt; peer chaincode query -C $CHANNEL_NAME -n mycc -c '{"Args":["query","a"]}'</text:p>
      <text:p text:style-name="P9"/>
      <text:p text:style-name="P9"/>
      <text:p text:style-name="P9"/>
      <text:p text:style-name="P14"><text:bookmark text:name="6184"/>As expected, we see that “a” has 100 tokens. Now let’s send 10 tokens from “a” to “b”</text:p>
      <text:p text:style-name="P6"><text:bookmark text:name="8589"/>&gt; peer chaincode invoke -o orderer.example.com:7050 <text:s/>--tls --cafile /opt/gopath/src/github.com/hyperledger/fabric/peer/crypto/ordererOrganizations/example.com/orderers/orderer.example.com/msp/tlscacerts/tlsca.example.com-cert.pem <text:s/>-C $CHANNEL_NAME -n mycc -c '{"Args":["invoke","a","b","10"]}'</text:p>
      <text:p text:style-name="P9"/>
      <text:p text:style-name="P9"/>
      <text:p text:style-name="P9"/>
      <text:p text:style-name="P9"/>
      <text:p text:style-name="P8"><text:bookmark text:name="85891"/><text:bookmark text:name="4e86"/>Now let’s try the same query from before. In theory, “a” should now have 90 tokens.</text:p>
      <text:p text:style-name="P6"><text:bookmark text:name="4441"/>&gt; peer chaincode query -C $CHANNEL_NAME -n mycc -c '{"Args":["query","a"]}'</text:p>
      <text:p text:style-name="P9"/>
      <text:p text:style-name="P9"/>
      <text:p text:style-name="P9"/>
      <text:h text:style-name="P15" text:outline-level="4"><text:bookmark text:name="7549"/>Congratulations!</text:h>
      <text:p text:style-name="P9"/>
      <text:p text:style-name="P9"/>
      <text:p text:style-name="P9"/>
      <text:p text:style-name="P11"><text:a xlink:type="simple" xlink:href="https://medium.com/@mycoralhealth/start-your-own-hyperledger-blockchain-the-easy-way-5758cb4ed2d1" text:style-name="Internet_20_link" text:visited-style-name="Visited_20_Internet_20_Link">https://medium.com/@mycoralhealth/start-your-own-hyperledger-blockchain-the-easy-way-5758cb4ed2d1</text:a></text:p>
      <text:p text:style-name="P11"/>
      <text:p text:style-name="P11"/>
      <text:p text:style-name="P11"/>
      <text:p text:style-name="P12">cd fabric-samples</text:p>
      <text:p text:style-name="P12"/>
      <text:p text:style-name="P12">export PATH=$PWD/bin:$PATH</text:p>
      <text:p text:style-name="P12"/>
      <text:p text:style-name="P12">cd first-network</text:p>
      <text:p text:style-name="P12"><text:soft-page-break/></text:p>
      <text:p text:style-name="P3"><text:bookmark text:name="0e8b1"/><text:span text:style-name="Strong_20_Emphasis">../</text:span>bin<text:span text:style-name="Strong_20_Emphasis">/</text:span>cryptogen generate <text:span text:style-name="Strong_20_Emphasis">--</text:span>config<text:span text:style-name="Strong_20_Emphasis">=./</text:span>crypto<text:span text:style-name="Strong_20_Emphasis">-</text:span>config<text:span text:style-name="Strong_20_Emphasis">.</text:span>yaml</text:p>
      <text:p text:style-name="P12"/>
      <text:p text:style-name="P3"><text:bookmark text:name="a8011"/>export FABRIC_CFG_PATH=$PWD</text:p>
      <text:p text:style-name="P12"/>
      <text:p text:style-name="P3"><text:bookmark text:name="2cef1"/><text:span text:style-name="Strong_20_Emphasis">../</text:span>bin<text:span text:style-name="Strong_20_Emphasis">/</text:span>configtxgen <text:span text:style-name="Strong_20_Emphasis">-</text:span>profile TwoOrgsOrdererGenesis <text:span text:style-name="Strong_20_Emphasis">-</text:span>outputBlock <text:span text:style-name="Strong_20_Emphasis">./</text:span>channel<text:span text:style-name="Strong_20_Emphasis">-</text:span>artifacts<text:span text:style-name="Strong_20_Emphasis">/</text:span>genesis<text:span text:style-name="Strong_20_Emphasis">.</text:span>block</text:p>
      <text:p text:style-name="P12"/>
      <text:p text:style-name="P3"><text:bookmark text:name="f1d01"/>export CHANNEL_NAME=mychannel <text:s/>&amp;&amp; ../bin/configtxgen -profile TwoOrgsChannel -outputCreateChannelTx ./channel-artifacts/channel.tx -channelID $CHANNEL_NAME</text:p>
      <text:p text:style-name="P3"><text:bookmark text:name="f1491"/>../bin/configtxgen -profile TwoOrgsChannel -outputAnchorPeersUpdate ./channel-artifacts/Org1MSPanchors.tx -channelID $CHANNEL_NAME -asOrg Org1MSP</text:p>
      <text:p text:style-name="P12"/>
      <text:p text:style-name="P3"><text:bookmark text:name="7e021"/>../bin/configtxgen -profile TwoOrgsChannel -outputAnchorPeersUpdate ./channel-artifacts/Org2MSPanchors.tx -channelID $CHANNEL_NAME -asOrg Org2MSP</text:p>
      <text:p text:style-name="P12"/>
      <text:p text:style-name="P3"><text:bookmark text:name="2d241"/>docker<text:span text:style-name="Strong_20_Emphasis">-</text:span>compose <text:span text:style-name="Strong_20_Emphasis">-</text:span>f docker<text:span text:style-name="Strong_20_Emphasis">-</text:span>compose<text:span text:style-name="Strong_20_Emphasis">-</text:span>cli<text:span text:style-name="Strong_20_Emphasis">.</text:span>yaml up <text:span text:style-name="Strong_20_Emphasis">-</text:span>d</text:p>
      <text:p text:style-name="P12"/>
      <text:p text:style-name="P12">docker start cli</text:p>
      <text:p text:style-name="P12"/>
      <text:p text:style-name="P3"><text:bookmark text:name="fc871"/>docker exec <text:span text:style-name="Strong_20_Emphasis">-</text:span>it cli bash <text:span text:style-name="T1"># Bash inside cli container</text:span></text:p>
      <text:p text:style-name="P12"/>
      <text:p text:style-name="P3"><text:bookmark text:name="ad241"/>export CHANNEL_NAME=mychannel</text:p>
      <text:p text:style-name="P12"/>
      <text:p text:style-name="P3"><text:bookmark text:name="28081"/>peer channel join <text:span text:style-name="Strong_20_Emphasis">-</text:span>b mychannel<text:span text:style-name="Strong_20_Emphasis">.</text:span>block</text:p>
      <text:p text:style-name="P12"/>
      <text:p text:style-name="P13">CORE_PEER_MSPCONFIGPATH=/opt/gopath/src/github.com/hyperledger/fabric/peer/crypto/peerOrganizations/org2.example.com/users/Admin@org2.example.com/msp CORE_PEER_ADDRESS=peer0.org2.example.com:7051 CORE_PEER_LOCALMSPID="Org2MSP" CORE_PEER_TLS_ROOTCERT_FILE=/opt/gopath/src/github.com/hyperledger/fabric/peer/crypto/peerOrganizations/org2.example.com/peers/peer0.org2.example.com/tls/ca.crt peer channel join -b mychannel.block</text:p>
      <text:p text:style-name="P13"/>
      <text:p text:style-name="P4"><text:bookmark text:name="563f1"/>peer channel update -o orderer.example.com:7050 -c $CHANNEL_NAME -f ./channel-artifacts/Org1MSPanchors.tx --tls --cafile /opt/gopath/src/github.com/hyperledger/fabric/peer/crypto/ordererOrganizations/example.com/orderers/orderer.example.com/msp/tlscacerts/tlsca.example.com-cert.pem</text:p>
      <text:p text:style-name="P13"/>
      <text:p text:style-name="P4"><text:bookmark text:name="7f6f1"/>CORE_PEER_MSPCONFIGPATH=/opt/gopath/src/github.com/hyperledger/fabric/peer/crypto/peerOrganizations/org2.example.com/users/Admin@org2.example.com/msp CORE_PEER_ADDRESS=peer0.org2.example.com:7051 CORE_PEER_LOCALMSPID="Org2MSP" CORE_PEER_TLS_ROOTCERT_FILE=/opt/gopath/src/github.com/hyperledger/fabric/peer/crypto/peerOrganizations/org2.example.com/peers/peer0.org2.example.com/tls/ca.crt peer channel update -o orderer.example.com:7050 -c $CHANNEL_NAME -f ./channel-artifacts/Org2MSPanchors.tx --tls --cafile /opt/gopath/src/github.com/hyperledger/fabric/peer/crypto/ordererOrganizations/example.com/orderers/orderer.example.com/msp/tlscacerts/tlsca.example.com-cert.pem</text:p>
      <text:p text:style-name="P13"/>
      <text:p text:style-name="P13">INSTALL SMART CONTRACT</text:p>
      <text:p text:style-name="P13"/>
      <text:p text:style-name="P4"><text:bookmark text:name="a5841"/>peer chaincode install <text:span text:style-name="Strong_20_Emphasis">-</text:span>n mycc <text:span text:style-name="Strong_20_Emphasis">-</text:span>v 1.0 <text:span text:style-name="Strong_20_Emphasis">-</text:span>p github<text:span text:style-name="Strong_20_Emphasis">.</text:span>com<text:span text:style-name="Strong_20_Emphasis">/</text:span>chaincode<text:span text:style-name="Strong_20_Emphasis">/</text:span>chaincode_example02<text:span text:style-name="Strong_20_Emphasis">/</text:span>go<text:span text:style-name="Strong_20_Emphasis">/</text:span></text:p>
      <text:p text:style-name="P13"/>
      <text:p text:style-name="P13">peer chaincode instantiate -o orderer.example.com:7050 --tls --cafile /opt/gopath/src/github.com/hyperledger/fabric/peer/crypto/ordererOrganizations/example.com/order<text:soft-page-break/>ers/orderer.example.com/msp/tlscacerts/tlsca.example.com-cert.pem -C $CHANNEL_NAME -n mycc -v 1.0 -c '{"Args":["init","a", "100", "b","200"]}' -P "OR ('Org1MSP.peer','Org2MSP.peer')"</text:p>
      <text:p text:style-name="P12"/>
      <text:p text:style-name="P13">THE FUN STUFF</text:p>
      <text:p text:style-name="P13"/>
      <text:p text:style-name="P13">peer chaincode query -C $CHANNEL_NAME -n mycc -c '{"Args":["query","a"]}' </text:p>
      <text:p text:style-name="P13"/>
      <text:p text:style-name="P13">→ 100</text:p>
      <text:p text:style-name="P12"/>
      <text:p text:style-name="P5"><text:bookmark text:name="85892"/>peer chaincode invoke -o orderer.example.com:7050 <text:s/>--tls --cafile /opt/gopath/src/github.com/hyperledger/fabric/peer/crypto/ordererOrganizations/example.com/orderers/orderer.example.com/msp/tlscacerts/tlsca.example.com-cert.pem <text:s/>-C $CHANNEL_NAME -n mycc -c '{"Args":["invoke","a","b","10"]}'</text:p>
      <text:p text:style-name="P11"/>
      <text:p text:style-name="P5"><text:bookmark text:name="44411"/>peer chaincode query -C $CHANNEL_NAME -n mycc -c '{"Args":["query","a"]}'</text:p>
      <text:p text:style-name="P11"/>
      <text:p text:style-name="P11">→<text:span text:style-name="T1"> 90</text:span></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4:56:27.836213420</meta:creation-date>
    <dc:date>2018-08-26T22:02:28.671470869</dc:date>
    <meta:editing-duration>PT1H48M6S</meta:editing-duration>
    <meta:editing-cycles>6</meta:editing-cycles>
    <meta:generator>LibreOffice/5.1.6.2$Linux_X86_64 LibreOffice_project/10m0$Build-2</meta:generator>
    <meta:document-statistic meta:table-count="0" meta:image-count="0" meta:object-count="0" meta:page-count="6" meta:paragraph-count="97" meta:word-count="740" meta:character-count="8620" meta:non-whitespace-character-count="7970"/>
  </office:meta>
</office:document-meta>
</file>